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8151" officeooo:paragraph-rsid="00058151"/>
    </style:style>
    <style:style style:name="P2" style:family="paragraph" style:parent-style-name="Standard" style:list-style-name="L1">
      <style:text-properties officeooo:rsid="00058151" officeooo:paragraph-rsid="00058151"/>
    </style:style>
    <style:style style:name="P3" style:family="paragraph" style:parent-style-name="Standard">
      <style:text-properties officeooo:paragraph-rsid="00058151"/>
    </style:style>
    <style:style style:name="P4" style:family="paragraph" style:parent-style-name="Standard" style:list-style-name="L1">
      <style:text-properties officeooo:rsid="0006f6b3" officeooo:paragraph-rsid="0006f6b3"/>
    </style:style>
    <style:style style:name="P5" style:family="paragraph" style:parent-style-name="Standard">
      <style:text-properties officeooo:rsid="0006f6b3" officeooo:paragraph-rsid="0006f6b3"/>
    </style:style>
    <style:style style:name="P6" style:family="paragraph" style:parent-style-name="Standard">
      <style:text-properties fo:font-style="italic" officeooo:rsid="0006f6b3" officeooo:paragraph-rsid="0006f6b3" style:font-style-asian="italic" style:font-style-complex="italic"/>
    </style:style>
    <style:style style:name="P7" style:family="paragraph" style:parent-style-name="Standard" style:list-style-name="L2">
      <style:text-properties fo:font-style="normal" style:text-underline-style="none" officeooo:rsid="0006f6b3" officeooo:paragraph-rsid="0006f6b3" style:font-style-asian="normal" style:font-style-complex="normal"/>
    </style:style>
    <style:style style:name="P8" style:family="paragraph" style:parent-style-name="Standard" style:list-style-name="L2">
      <style:text-properties fo:font-style="normal" style:text-underline-style="none" officeooo:rsid="0007c8f1" officeooo:paragraph-rsid="0007c8f1" style:font-style-asian="normal" style:font-style-complex="normal"/>
    </style:style>
    <style:style style:name="P9" style:family="paragraph" style:parent-style-name="Standard">
      <style:text-properties fo:font-style="normal" style:text-underline-style="none" officeooo:rsid="0007c8f1" officeooo:paragraph-rsid="0007c8f1" style:font-style-asian="normal" style:font-style-complex="normal"/>
    </style:style>
    <style:style style:name="P10" style:family="paragraph" style:parent-style-name="Standard" style:list-style-name="L2">
      <style:text-properties fo:font-style="normal" style:text-underline-style="none" officeooo:rsid="00089a19" officeooo:paragraph-rsid="00089a19" style:font-style-asian="normal" style:font-style-complex="normal"/>
    </style:style>
    <style:style style:name="P11" style:family="paragraph" style:parent-style-name="Standard" style:list-style-name="L2">
      <style:text-properties fo:font-style="normal" style:text-underline-style="none" officeooo:rsid="0008d17a" officeooo:paragraph-rsid="0008d17a" style:font-style-asian="normal" style:font-style-complex="normal"/>
    </style:style>
    <style:style style:name="P12" style:family="paragraph" style:parent-style-name="Standard" style:list-style-name="L2">
      <style:text-properties fo:font-style="normal" style:text-underline-style="none" officeooo:rsid="000aa01f" officeooo:paragraph-rsid="000aa01f" style:font-style-asian="normal" style:font-style-complex="normal"/>
    </style:style>
    <style:style style:name="P13" style:family="paragraph" style:parent-style-name="Standard" style:list-style-name="L2">
      <style:text-properties fo:font-style="normal" style:text-underline-style="none" officeooo:rsid="000c6db1" officeooo:paragraph-rsid="000c6db1" style:font-style-asian="normal" style:font-style-complex="normal"/>
    </style:style>
    <style:style style:name="P14" style:family="paragraph" style:parent-style-name="Standard" style:list-style-name="L2">
      <style:text-properties fo:font-style="normal" style:text-underline-style="none" officeooo:rsid="000fcff0" officeooo:paragraph-rsid="000fcff0" style:font-style-asian="normal" style:font-style-complex="normal"/>
    </style:style>
    <style:style style:name="P15" style:family="paragraph" style:parent-style-name="Standard">
      <style:text-properties fo:color="#c9211e" officeooo:rsid="000e9df7" officeooo:paragraph-rsid="000e9df7"/>
    </style:style>
    <style:style style:name="P16" style:family="paragraph" style:parent-style-name="Standard">
      <style:text-properties fo:color="#c9211e" officeooo:rsid="000fcff0" officeooo:paragraph-rsid="000fcff0"/>
    </style:style>
    <style:style style:name="P17" style:family="paragraph" style:parent-style-name="Standard" style:list-style-name="L3">
      <style:text-properties fo:color="#c9211e" officeooo:rsid="000fcff0" officeooo:paragraph-rsid="000fcff0"/>
    </style:style>
    <style:style style:name="P18" style:family="paragraph" style:parent-style-name="Standard">
      <style:text-properties fo:color="#c9211e" officeooo:rsid="0011ce84" officeooo:paragraph-rsid="0011ce84"/>
    </style:style>
    <style:style style:name="P19" style:family="paragraph" style:parent-style-name="Standard" style:list-style-name="L4">
      <style:text-properties fo:color="#c9211e" officeooo:rsid="0011ce84" officeooo:paragraph-rsid="0011ce84"/>
    </style:style>
    <style:style style:name="P20" style:family="paragraph" style:parent-style-name="Standard">
      <style:text-properties officeooo:rsid="0011ce84" officeooo:paragraph-rsid="0011ce84"/>
    </style:style>
    <style:style style:name="P21" style:family="paragraph" style:parent-style-name="Standard" style:list-style-name="L6">
      <style:text-properties officeooo:rsid="0012d19e" officeooo:paragraph-rsid="0012d19e"/>
    </style:style>
    <style:style style:name="T1" style:family="text">
      <style:text-properties officeooo:rsid="00058151"/>
    </style:style>
    <style:style style:name="T2" style:family="text">
      <style:text-properties officeooo:rsid="0008d17a"/>
    </style:style>
    <style:style style:name="T3" style:family="text">
      <style:text-properties officeooo:rsid="000aa01f"/>
    </style:style>
    <style:style style:name="T4" style:family="text">
      <style:text-properties fo:color="#c9211e" officeooo:rsid="000e9df7"/>
    </style:style>
    <style:style style:name="T5" style:family="text">
      <style:text-properties officeooo:rsid="000fcf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ravel – PHP Framework</text:p>
      <text:p text:style-name="P1"/>
      <text:p text:style-name="P3"><text:a xlink:type="simple" xlink:href="https://www.youtube.com/watch?v=XKws9BqwtS0&amp;list=PLm8sgxwSZoffylo3MU2K24wEUHvdJlNbX&amp;index=1" text:style-name="Internet_20_link" text:visited-style-name="Visited_20_Internet_20_Link"><text:span text:style-name="T1">Playlist</text:span></text:a></text:p>
      <text:p text:style-name="P3"/>
      <text:p text:style-name="P1">Episode 1 – Project Setup</text:p>
      <text:p text:style-name="P1"/>
      <text:list xml:id="list87345548" text:style-name="L1">
        <text:list-item>
          <text:p text:style-name="P2">Xampp;</text:p>
        </text:list-item>
        <text:list-item>
          <text:p text:style-name="P2">Composer;</text:p>
        </text:list-item>
        <text:list-item>
          <text:p text:style-name="P4">Install Laravel</text:p>
          <text:list>
            <text:list-item>
              <text:p text:style-name="P4">composer global require laravel/installer;</text:p>
            </text:list-item>
            <text:list-item>
              <text:p text:style-name="P4">laravel new project-folder-name;</text:p>
            </text:list-item>
            <text:list-item>
              <text:p text:style-name="P4">php artisan key:generate;</text:p>
            </text:list-item>
          </text:list>
        </text:list-item>
        <text:list-item>
          <text:p text:style-name="P4">Create a DB according to .env file;</text:p>
        </text:list-item>
      </text:list>
      <text:p text:style-name="P5"/>
      <text:p text:style-name="P15">100% Learned</text:p>
      <text:p text:style-name="P15"/>
      <text:p text:style-name="P16">Skills:</text:p>
      <text:list xml:id="list1614686420" text:style-name="L3">
        <text:list-item>
          <text:p text:style-name="P17">Install and use Xampp;</text:p>
        </text:list-item>
        <text:list-item>
          <text:p text:style-name="P17">Install and use Composer;</text:p>
        </text:list-item>
        <text:list-item>
          <text:p text:style-name="P17">Start and run a Laravel Project;</text:p>
        </text:list-item>
        <text:list-item>
          <text:p text:style-name="P17">Connect Laravel to a DB;</text:p>
        </text:list-item>
      </text:list>
      <text:p text:style-name="P5"/>
      <text:p text:style-name="P5">Episode 2 – Creating user and admin login system</text:p>
      <text:p text:style-name="P6">Using JETSTREAM;</text:p>
      <text:p text:style-name="P6"/>
      <text:list xml:id="list3286541843" text:style-name="L2">
        <text:list-item>
          <text:p text:style-name="P7">Install Jetstream starter pack</text:p>
          <text:list>
            <text:list-item>
              <text:p text:style-name="P7">php artisan require laravel/jetstream</text:p>
            </text:list-item>
          </text:list>
        </text:list-item>
        <text:list-item>
          <text:p text:style-name="P8">Install Jetstream livewire library</text:p>
          <text:list>
            <text:list-item>
              <text:p text:style-name="P8">php artisan jetstream:install livewire</text:p>
            </text:list-item>
          </text:list>
        </text:list-item>
        <text:list-item>
          <text:p text:style-name="P8">Install dependencies</text:p>
          <text:list>
            <text:list-item>
              <text:p text:style-name="P8">npm install</text:p>
            </text:list-item>
            <text:list-item>
              <text:p text:style-name="P8">npm run dev</text:p>
            </text:list-item>
          </text:list>
        </text:list-item>
        <text:list-item>
          <text:p text:style-name="P8">Setup the create_users_table and do migrations</text:p>
          <text:list>
            <text:list-item>
              <text:p text:style-name="P8">php artisan migrate</text:p>
            </text:list-item>
          </text:list>
        </text:list-item>
      </text:list>
      <text:p text:style-name="P9"/>
      <text:list xml:id="list164440413732662" text:continue-numbering="true" text:style-name="L2">
        <text:list-item>
          <text:p text:style-name="P10">Modify the register view; <text:span text:style-name="T3">( To include the new fields you added in the migration file )</text:span></text:p>
        </text:list-item>
        <text:list-item>
          <text:p text:style-name="P10">Modify the model; <text:span text:style-name="T3">( To include the new fields you added in the migration file )</text:span></text:p>
        </text:list-item>
        <text:list-item>
          <text:p text:style-name="P10">Modify the validator (app→ actions → fortify → createnewuser<text:span text:style-name="T2">)</text:span>;</text:p>
          <text:list>
            <text:list-item>
              <text:p text:style-name="P11">Make it return the new values if you added any;</text:p>
            </text:list-item>
          </text:list>
        </text:list-item>
        <text:list-item>
          <text:p text:style-name="P11">Create a user and make it an admin manually;</text:p>
        </text:list-item>
        <text:list-item>
          <text:p text:style-name="P12">Create a normal user;</text:p>
        </text:list-item>
        <text:list-item>
          <text:p text:style-name="P12">App.Provider.RouteServiceProvider.php <text:span text:style-name="T4">GOTTA CHANGE IN THE LAB FILE;</text:span></text:p>
          <text:list>
            <text:list-item>
              <text:p text:style-name="P13">Name a route</text:p>
            </text:list-item>
            <text:list-item>
              <text:p text:style-name="P13">Create said route in Routes.web.php with a get method to a new controller</text:p>
              <text:list>
                <text:list-item>
                  <text:p text:style-name="P13">Add ‘use’ new controller at the top</text:p>
                </text:list-item>
              </text:list>
            </text:list-item>
            <text:list-item>
              <text:p text:style-name="P13">Create said controller</text:p>
              <text:list>
                <text:list-item>
                  <text:p text:style-name="P13">Add ‘use’</text:p>
                  <text:list>
                    <text:list-item>
                      <text:p text:style-name="P13">Illuminate\Support\Facades\Auth;</text:p>
                    </text:list-item>
                    <text:list-item>
                      <text:p text:style-name="P13">DB model;</text:p>
                    </text:list-item>
                  </text:list>
                </text:list-item>
              </text:list>
            </text:list-item>
            <text:list-item>
              <text:p text:style-name="P13">Create funciton to return usertype to a variable</text:p>
              <text:list>
                <text:list-item>
                  <text:p text:style-name="P13">Use said variable to control the view →<text:span text:style-name="T5"> Also create a admin→ home.blade.php page;</text:span></text:p>
                </text:list-item>
              </text:list>
            </text:list-item>
          </text:list>
        </text:list-item>
        <text:list-item>
          <text:p text:style-name="P14">Modify used views to your taste;</text:p>
        </text:list-item>
      </text:list>
      <text:p text:style-name="P18"><text:soft-page-break/>Skills:</text:p>
      <text:list xml:id="list3243644724" text:style-name="L4">
        <text:list-item>
          <text:p text:style-name="P19">Install Jetstream Starter Kit;</text:p>
        </text:list-item>
        <text:list-item>
          <text:p text:style-name="P19">Install livewire library;</text:p>
        </text:list-item>
        <text:list-item>
          <text:p text:style-name="P19">Install dependencies;</text:p>
        </text:list-item>
        <text:list-item>
          <text:p text:style-name="P19">Initialize a table through migrate;</text:p>
        </text:list-item>
        <text:list-item>
          <text:p text:style-name="P19">Customize the db table values;</text:p>
        </text:list-item>
        <text:list-item>
          <text:p text:style-name="P19">Create Routes;</text:p>
        </text:list-item>
        <text:list-item>
          <text:p text:style-name="P19">Create a Controllers;</text:p>
        </text:list-item>
        <text:list-item>
          <text:p text:style-name="P19">Use the Auth System;</text:p>
        </text:list-item>
        <text:list-item>
          <text:p text:style-name="P19">User/Admin system;</text:p>
        </text:list-item>
      </text:list>
      <text:p text:style-name="P18"/>
      <text:p text:style-name="P20">Chapter 3: Importing user and admin template</text:p>
      <text:p text:style-name="P20"/>
      <text:list xml:id="list1379070776" text:style-name="L6">
        <text:list-item>
          <text:p text:style-name="P21">Download tempalte and copy to public folder;</text:p>
        </text:list-item>
        <text:list-item>
          <text:p text:style-name="P21">Setup the route to open the page;</text:p>
        </text:list-item>
        <text:list-item>
          <text:p text:style-name="P21">Configure the index page to include the @if lines;</text:p>
        </text:list-item>
      </text:list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7.2$Windows_X86_64 LibreOffice_project/639b8ac485750d5696d7590a72ef1b496725cfb5</meta:generator>
    <dc:date>2021-10-24T16:44:38.449000000</dc:date>
    <meta:editing-duration>PT3H8M22S</meta:editing-duration>
    <meta:editing-cycles>8</meta:editing-cycles>
    <meta:document-statistic meta:table-count="0" meta:image-count="0" meta:object-count="0" meta:page-count="2" meta:paragraph-count="58" meta:word-count="334" meta:character-count="1853" meta:non-whitespace-character-count="1623"/>
  </office:meta>
</office:document-meta>
</file>